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list-style-name="L1"/>
    <style:style style:name="P2" style:family="paragraph" style:parent-style-name="UBUcuerpoTrabajo" style:list-style-name="L1">
      <style:text-properties style:text-underline-style="none"/>
    </style:style>
    <style:style style:name="P3" style:family="paragraph" style:parent-style-name="UBUcuerpoTrabajo" style:list-style-name="L1">
      <style:paragraph-properties fo:margin-left="0cm" fo:margin-right="0cm" fo:text-indent="0cm" style:auto-text-indent="false"/>
    </style:style>
    <style:style style:name="P4" style:family="paragraph" style:parent-style-name="Heading_20_1" style:master-page-name="">
      <style:paragraph-properties style:page-number="auto" fo:break-before="auto" fo:break-after="aut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bjetivos del proyecto </text:h>
      <text:p text:style-name="UBUcuerpoTrabajo">{Este apartado explica de forma precisa y concisa cuales son los objetivos que se persiguen con la realización del proyecto. Se puede distinguir entre los objetivos marcados por los requisitos del software a construir y los objetivos de carácter técnico que se plantea el alumno a la hora de llevar a la práctica el proyecto. }</text:p>
      <text:p text:style-name="UBUcuerpoTrabajo"/>
      <text:p text:style-name="UBUcuerpoTrabajo">El objetivo principal del proyecto es proveer a los usuarios de un software capaz de mostrar de manera clara y precisa, por medio de gráficos o tablas, la evolución del desarrollo de proyectos software en entornos de desarrollo ágil como github, bitbucket o trello.</text:p>
      <text:p text:style-name="UBUcuerpoTrabajo"/>
      <text:h text:style-name="Heading_20_2" text:outline-level="2">Objetivos técnicos.</text:h>
      <text:list xml:id="list1354891611693047791" text:style-name="L1">
        <text:list-item>
          <text:p text:style-name="P1">Es necesario comprender como funcionan las apis de los distintos sitios web con los que se pretende trabajar para así obtener la información de los proyectos necesaria para realizar las métricas que posteriormente se mostraran al usuario.</text:p>
        </text:list-item>
        <text:list-item>
          <text:p text:style-name="P2">Para alcanzar el objetivo principal de forma que el software final sea útil para el usuario se debe estudiar que métricas utilizar para realizar las mediciones que posteriormente se mostraran al usuario de la aplicación.</text:p>
        </text:list-item>
        <text:list-item>
          <text:p text:style-name="P2">Como la información proporcionada por las apis de los distintos sitios web es necesario obtenerla por medio de peticiones get de rest en formato json antes de poder trabajar con ella. Se necesita tener un conocimiento suficiente para realizar las llamadas de forma correcta y poder trabajar con los datos en json.</text:p>
        </text:list-item>
        <text:list-item>
          <text:p text:style-name="P2">Para que el software final tenga una calidad aceptable vamos a trabajar con patrones de diseño a la hora de diseñar las clases y métodos con el fin de mejorar la comprensión, reutilización y mantenimiento del código del proyecto.</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List_20_5_20_Start" style:display-name="List 5 Start" style:family="paragraph" style:parent-style-name="List" style:class="list">
      <style:paragraph-properties fo:margin="100%" fo:margin-left="3.175cm" fo:margin-right="0cm" fo:margin-top="0.423cm" fo:margin-bottom="0.212cm" fo:text-indent="-0.635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text>/</number:text>
      <number:month number:textual="true"/>
      <number:text>/</number:text>
      <number:year/>
    </number:date-style>
  </office:automatic-styles>
  <office:master-styles>
    <style:master-page style:name="Standard" style:page-layout-name="Mpm1">
      <style:footer>
        <text:p text:style-name="Footer"><text:file-name text:display="name-and-extension">2_ObjetivosDelProyecto.odt</text:file-name> v.<text:editing-cycles>12</text:editing-cycles> <text:title/><text:date style:data-style-name="N103" text:date-value="2014-01-27T02:14:17" text:fixed="true">27/ene/14</text: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3:01</meta:creation-date>
    <meta:generator>OpenOffice/4.0.1$Win32 OpenOffice.org_project/401m5$Build-9714</meta:generator>
    <dc:date>2015-06-03T16:40:24.99</dc:date>
    <dc:creator>David Blanco Alonso</dc:creator>
    <meta:editing-duration>PT20H19M</meta:editing-duration>
    <meta:editing-cycles>12</meta:editing-cycles>
    <meta:document-statistic meta:table-count="0" meta:image-count="0" meta:object-count="0" meta:page-count="1" meta:paragraph-count="9" meta:word-count="276" meta:character-count="1685"/>
  </office:meta>
</office:document-meta>
</file>